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26in"/>
    </style:style>
    <style:style style:name="ro1" style:family="table-row">
      <style:table-row-properties style:row-height="0.1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6in" svg:height="3.5394in" svg:x="0.3862in" svg:y="4.4173in">
            <draw:object draw:notify-on-update-of-ranges="Sheet1.B1:Sheet1.B1 Sheet1.B2:Sheet1.B10 Sheet1.C1:Sheet1.C1 Sheet1.C2:Sheet1.C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96in" svg:height="3.5398in" svg:x="0.3476in" svg:y="8.1689in">
            <draw:object draw:notify-on-update-of-ranges="Sheet1.B1:Sheet1.B1 Sheet1.B14:Sheet1.B22 Sheet1.C1:Sheet1.C1 Sheet1.C14:Sheet1.C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path compression</text:p>
          </table:table-cell>
          <table:table-cell office:value-type="string" calcext:value-type="string">
            <text:p>not weighte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formula="of:=([.A2] * 2)" office:value-type="float" office:value="32" calcext:value-type="float">
            <text:p>32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table:formula="of:=([.A3] * 2)" office:value-type="float" office:value="64" calcext:value-type="float">
            <text:p>64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formula="of:=([.A4] * 2)" office:value-type="float" office:value="128" calcext:value-type="float">
            <text:p>12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table:formula="of:=([.A5] * 2)" office:value-type="float" office:value="256" calcext:value-type="float">
            <text:p>256</text:p>
          </table:table-cell>
          <table:table-cell office:value-type="float" office:value="1.119" calcext:value-type="float">
            <text:p>1.119</text:p>
          </table:table-cell>
          <table:table-cell office:value-type="float" office:value="1.609" calcext:value-type="float">
            <text:p>1.609</text:p>
          </table:table-cell>
        </table:table-row>
        <table:table-row table:style-name="ro1">
          <table:table-cell table:formula="of:=([.A6] * 2)" office:value-type="float" office:value="512" calcext:value-type="float">
            <text:p>512</text:p>
          </table:table-cell>
          <table:table-cell office:value-type="float" office:value="6.478" calcext:value-type="float">
            <text:p>6.478</text:p>
          </table:table-cell>
          <table:table-cell office:value-type="float" office:value="13.218" calcext:value-type="float">
            <text:p>13.218</text:p>
          </table:table-cell>
        </table:table-row>
        <table:table-row table:style-name="ro1">
          <table:table-cell table:formula="of:=([.A7] * 2)" office:value-type="float" office:value="1024" calcext:value-type="float">
            <text:p>1024</text:p>
          </table:table-cell>
          <table:table-cell office:value-type="float" office:value="35.279" calcext:value-type="float">
            <text:p>35.279</text:p>
          </table:table-cell>
          <table:table-cell office:value-type="float" office:value="108.44" calcext:value-type="float">
            <text:p>108.44</text:p>
          </table:table-cell>
        </table:table-row>
        <table:table-row table:style-name="ro1">
          <table:table-cell table:formula="of:=([.A8] * 2)" office:value-type="float" office:value="2048" calcext:value-type="float">
            <text:p>2048</text:p>
          </table:table-cell>
          <table:table-cell office:value-type="float" office:value="186.939" calcext:value-type="float">
            <text:p>186.939</text:p>
          </table:table-cell>
          <table:table-cell office:value-type="float" office:value="967.618" calcext:value-type="float">
            <text:p>967.618</text:p>
          </table:table-cell>
        </table:table-row>
        <table:table-row table:style-name="ro1">
          <table:table-cell table:formula="of:=([.A9] * 2)" office:value-type="float" office:value="4096" calcext:value-type="float">
            <text:p>4096</text:p>
          </table:table-cell>
          <table:table-cell office:value-type="float" office:value="963.848" calcext:value-type="float">
            <text:p>963.848</text:p>
          </table:table-cell>
          <table:table-cell office:value-type="float" office:value="9460.144" calcext:value-type="float">
            <text:p>9460.14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table:formula="of:=([.A14] * 2)" office:value-type="float" office:value="32" calcext:value-type="float">
            <text:p>32</text:p>
          </table:table-cell>
          <table:table-cell office:value-type="float" office:value="0.082" calcext:value-type="float">
            <text:p>0.082</text:p>
          </table:table-cell>
          <table:table-cell office:value-type="float" office:value="0.131" calcext:value-type="float">
            <text:p>0.131</text:p>
          </table:table-cell>
        </table:table-row>
        <table:table-row table:style-name="ro1">
          <table:table-cell table:formula="of:=([.A15] * 2)" office:value-type="float" office:value="64" calcext:value-type="float">
            <text:p>64</text:p>
          </table:table-cell>
          <table:table-cell office:value-type="float" office:value="0.177" calcext:value-type="float">
            <text:p>0.177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table:formula="of:=([.A16] * 2)" office:value-type="float" office:value="128" calcext:value-type="float">
            <text:p>128</text:p>
          </table:table-cell>
          <table:table-cell office:value-type="float" office:value="0.351" calcext:value-type="float">
            <text:p>0.351</text:p>
          </table:table-cell>
          <table:table-cell office:value-type="float" office:value="0.528" calcext:value-type="float">
            <text:p>0.528</text:p>
          </table:table-cell>
        </table:table-row>
        <table:table-row table:style-name="ro1">
          <table:table-cell table:formula="of:=([.A17] * 2)" office:value-type="float" office:value="256" calcext:value-type="float">
            <text:p>256</text:p>
          </table:table-cell>
          <table:table-cell office:value-type="float" office:value="0.696" calcext:value-type="float">
            <text:p>0.696</text:p>
          </table:table-cell>
          <table:table-cell office:value-type="float" office:value="1.069" calcext:value-type="float">
            <text:p>1.069</text:p>
          </table:table-cell>
        </table:table-row>
        <table:table-row table:style-name="ro1">
          <table:table-cell table:formula="of:=([.A18] * 2)" office:value-type="float" office:value="512" calcext:value-type="float">
            <text:p>512</text:p>
          </table:table-cell>
          <table:table-cell office:value-type="float" office:value="1.388" calcext:value-type="float">
            <text:p>1.388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table:formula="of:=([.A19] * 2)" office:value-type="float" office:value="1024" calcext:value-type="float">
            <text:p>1024</text:p>
          </table:table-cell>
          <table:table-cell office:value-type="float" office:value="2.787" calcext:value-type="float">
            <text:p>2.787</text:p>
          </table:table-cell>
          <table:table-cell office:value-type="float" office:value="4.291" calcext:value-type="float">
            <text:p>4.291</text:p>
          </table:table-cell>
        </table:table-row>
        <table:table-row table:style-name="ro1">
          <table:table-cell table:formula="of:=([.A20] * 2)" office:value-type="float" office:value="2048" calcext:value-type="float">
            <text:p>2048</text:p>
          </table:table-cell>
          <table:table-cell office:value-type="float" office:value="5.55" calcext:value-type="float">
            <text:p>5.55</text:p>
          </table:table-cell>
          <table:table-cell office:value-type="float" office:value="8.595" calcext:value-type="float">
            <text:p>8.595</text:p>
          </table:table-cell>
        </table:table-row>
        <table:table-row table:style-name="ro1">
          <table:table-cell table:formula="of:=([.A21] * 2)" office:value-type="float" office:value="4096" calcext:value-type="float">
            <text:p>4096</text:p>
          </table:table-cell>
          <table:table-cell office:value-type="float" office:value="11.096" calcext:value-type="float">
            <text:p>11.096</text:p>
          </table:table-cell>
          <table:table-cell office:value-type="float" office:value="17.207" calcext:value-type="float">
            <text:p>17.207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 text:c="9"/>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2" table:number-rows-repeated="22">
          <table:table-cell table:number-columns-repeated="3"/>
        </table:table-row>
        <table:table-row table:style-name="ro1">
          <table:table-cell table:number-columns-repeated="3"/>
        </table:table-row>
        <table:table-row table:style-name="ro2" table:number-rows-repeated="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 style:data-style-name="N2" text:time-value="0000-00-00T00:00:03.123891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2:48:28.939220218</meta:creation-date>
    <meta:editing-duration>PT9M41S</meta:editing-duration>
    <meta:editing-cycles>2</meta:editing-cycles>
    <meta:generator>LibreOffice/4.1.2.3$Linux_X86_64 LibreOffice_project/410m0$Build-3</meta:generator>
    <dc:date>2013-10-22T13:13:19.447868443</dc:date>
    <meta:document-statistic meta:table-count="1" meta:cell-count="5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1cm" xlink:href=".." xlink:type="simple" chart:class="chart:line" chart:style-name="ch1">
        <chart:legend chart:legend-position="end" svg:x="11.828cm" svg:y="3.932cm" style:legend-expansion="high" chart:style-name="ch2"/>
        <chart:plot-area chart:style-name="ch3" table:cell-range-address="Sheet1.B1:Sheet1.C10" chart:data-source-has-labels="row" svg:x="0.77cm" svg:y="0.851cm" svg:width="10.418cm" svg:height="7.541cm">
          <chartooo:coordinate-region svg:x="1.989cm" svg:y="1.058cm" svg:width="9.1cm" svg:height="6.67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" chart:label-cell-address="Sheet1.B1:Sheet1.B1" chart:class="chart:line">
            <chart:data-point chart:repeated="9"/>
          </chart:series>
          <chart:series chart:style-name="ch7" chart:values-cell-range-address="Sheet1.C2:Sheet1.C10" chart:label-cell-address="Sheet1.C1:Sheet1.C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h compression</text:p>
                <draw:g>
                  <svg:desc>Sheet1.B1:Sheet1.B1</svg:desc>
                </draw:g>
              </table:table-cell>
              <table:table-cell office:value-type="string">
                <text:p>not weight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">
                <text:p>0.031</text:p>
                <draw:g>
                  <svg:desc>Sheet1.B2:Sheet1.B10</svg:desc>
                </draw:g>
              </table:table-cell>
              <table:table-cell office:value-type="float" office:value="0.026">
                <text:p>0.026</text:p>
                <draw:g>
                  <svg:desc>Sheet1.C2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">
                <text:p>0.027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">
                <text:p>0.05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7">
                <text:p>0.227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9">
                <text:p>1.119</text:p>
              </table:table-cell>
              <table:table-cell office:value-type="float" office:value="1.609">
                <text:p>1.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478">
                <text:p>6.478</text:p>
              </table:table-cell>
              <table:table-cell office:value-type="float" office:value="13.218">
                <text:p>13.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.279">
                <text:p>35.279</text:p>
              </table:table-cell>
              <table:table-cell office:value-type="float" office:value="108.44">
                <text:p>108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.939">
                <text:p>186.939</text:p>
              </table:table-cell>
              <table:table-cell office:value-type="float" office:value="967.618">
                <text:p>967.6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3.848">
                <text:p>963.848</text:p>
              </table:table-cell>
              <table:table-cell office:value-type="float" office:value="9460.144">
                <text:p>9460.1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2cm" svg:height="8.992cm" xlink:href=".." xlink:type="simple" chart:class="chart:line" chart:style-name="ch1">
        <chart:legend chart:legend-position="end" svg:x="11.828cm" svg:y="3.933cm" style:legend-expansion="high" chart:style-name="ch2"/>
        <chart:plot-area chart:style-name="ch3" table:cell-range-address="Sheet1.B1:Sheet1.C1 Sheet1.B14:Sheet1.C22" chart:data-source-has-labels="row" svg:x="0.77cm" svg:y="0.851cm" svg:width="10.418cm" svg:height="7.542cm">
          <chartooo:coordinate-region svg:x="1.408cm" svg:y="1.058cm" svg:width="9.681cm" svg:height="6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4:Sheet1.B22" chart:label-cell-address="Sheet1.B1:Sheet1.B1" chart:class="chart:line">
            <chart:data-point chart:repeated="9"/>
          </chart:series>
          <chart:series chart:style-name="ch7" chart:values-cell-range-address="Sheet1.C14:Sheet1.C22" chart:label-cell-address="Sheet1.C1:Sheet1.C1" chart:class="chart:line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th compression</text:p>
                <draw:g>
                  <svg:desc>Sheet1.B1:Sheet1.B1</svg:desc>
                </draw:g>
              </table:table-cell>
              <table:table-cell office:value-type="string">
                <text:p>not weighte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2">
                <text:p>0.042</text:p>
                <draw:g>
                  <svg:desc>Sheet1.B14:Sheet1.B22</svg:desc>
                </draw:g>
              </table:table-cell>
              <table:table-cell office:value-type="float" office:value="0.067">
                <text:p>0.067</text:p>
                <draw:g>
                  <svg:desc>Sheet1.C14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2">
                <text:p>0.08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7">
                <text:p>0.177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1">
                <text:p>0.351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96">
                <text:p>0.696</text:p>
              </table:table-cell>
              <table:table-cell office:value-type="float" office:value="1.069">
                <text:p>1.0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88">
                <text:p>1.388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787">
                <text:p>2.787</text:p>
              </table:table-cell>
              <table:table-cell office:value-type="float" office:value="4.291">
                <text:p>4.2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55">
                <text:p>5.55</text:p>
              </table:table-cell>
              <table:table-cell office:value-type="float" office:value="8.595">
                <text:p>8.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096">
                <text:p>11.096</text:p>
              </table:table-cell>
              <table:table-cell office:value-type="float" office:value="17.207">
                <text:p>17.2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